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ab91" draw:textarea-horizontal-align="justify" draw:textarea-vertical-align="middle" draw:auto-grow-height="false" fo:min-height="8.75cm" fo:min-width="4cm" loext:decorative="false"/>
      <style:paragraph-properties style:writing-mode="lr-tb"/>
    </style:style>
    <style:style style:name="gr2" style:family="graphic" style:parent-style-name="standard">
      <style:graphic-properties draw:fill-color="#fff9c4" draw:textarea-horizontal-align="justify" draw:textarea-vertical-align="middle" draw:auto-grow-height="false" fo:min-height="2.25cm" fo:min-width="3cm" loext:decorative="false"/>
      <style:paragraph-properties style:writing-mode="lr-tb"/>
    </style:style>
    <style:style style:name="gr3" style:family="graphic" style:parent-style-name="standard">
      <style:graphic-properties draw:fill-color="#90caf9" draw:textarea-horizontal-align="justify" draw:textarea-vertical-align="middle" draw:auto-grow-height="false" fo:min-height="2.25cm" fo:min-width="3cm" loext:decorative="false"/>
      <style:paragraph-properties style:writing-mode="lr-tb"/>
    </style:style>
    <style:style style:name="gr4" style:family="graphic" style:parent-style-name="standard">
      <style:graphic-properties draw:fill-color="#90caf9" draw:textarea-horizontal-align="justify" draw:textarea-vertical-align="middle" draw:auto-grow-height="false" fo:min-height="2.75cm" fo:min-width="5cm" loext:decorative="false"/>
      <style:paragraph-properties style:writing-mode="lr-tb"/>
    </style:style>
    <style:style style:name="gr5" style:family="graphic" style:parent-style-name="standard">
      <style:graphic-properties draw:fill-color="#d1c4e9" draw:textarea-horizontal-align="justify" draw:textarea-vertical-align="middle" draw:auto-grow-height="false" fo:min-height="2.25cm" fo:min-width="3cm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ff1744" draw:textarea-horizontal-align="justify" draw:textarea-vertical-align="middle" draw:auto-grow-height="false" fo:min-height="1cm" fo:min-width="1cm" loext:decorative="false"/>
      <style:paragraph-properties style:writing-mode="lr-tb"/>
    </style:style>
    <style:style style:name="gr7" style:family="graphic" style:parent-style-name="standard">
      <style:graphic-properties draw:stroke="dash" draw:stroke-dash="Long_20_Dash" svg:stroke-width="0.051cm" svg:stroke-color="#000000" draw:marker-start-width="0.276cm" draw:marker-end-width="0.276cm" svg:stroke-linecap="butt" draw:fill="none" draw:fill-color="#69f0ae" draw:textarea-horizontal-align="justify" draw:textarea-vertical-align="middle" draw:auto-grow-height="false" fo:min-height="4.7cm" fo:min-width="7.7cm" fo:padding-top="0.15cm" fo:padding-bottom="0.15cm" fo:padding-left="0.275cm" fo:padding-right="0.2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Puntas_20_de_20_flecha_20_2" draw:marker-end-width="0.3cm" draw:fill="none" draw:textarea-vertical-align="middle" loext:decorative="false"/>
    </style:style>
    <style:style style:name="gr10" style:family="graphic" style:parent-style-name="standard">
      <style:graphic-properties draw:stroke="dash" draw:stroke-dash="Long_20_Dash" svg:stroke-width="0.051cm" svg:stroke-color="#000000" draw:marker-start-width="0.276cm" draw:marker-end-width="0.276cm" svg:stroke-linecap="butt" draw:fill="none" draw:fill-color="#69f0ae" draw:textarea-horizontal-align="justify" draw:textarea-vertical-align="middle" draw:auto-grow-height="false" fo:min-height="8.45cm" fo:min-width="7.7cm" fo:padding-top="0.15cm" fo:padding-bottom="0.15cm" fo:padding-left="0.275cm" fo:padding-right="0.275cm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Puntas_20_de_20_flecha_20_4" draw:marker-end-width="0.3cm" draw:fill="none" draw:textarea-vertical-align="middle" loext:decorative="false"/>
    </style:style>
    <style:style style:name="gr12" style:family="graphic" style:parent-style-name="standard">
      <style:graphic-properties draw:fill-color="#fbc02d" draw:textarea-horizontal-align="justify" draw:textarea-vertical-align="middle" draw:auto-grow-height="false" fo:min-height="2.25cm" fo:min-width="3cm" loext:decorative="false"/>
      <style:paragraph-properties style:writing-mode="lr-tb"/>
    </style:style>
    <style:style style:name="gr13" style:family="graphic" style:parent-style-name="objectwithoutfill">
      <style:graphic-properties draw:stroke="dash" draw:stroke-dash="Long_20_Dash_20__28_Rounded_29_" svg:stroke-color="#000000" draw:marker-end="Puntas_20_de_20_flecha_20_2" draw:marker-end-width="0.3cm" svg:stroke-linecap="round" draw:fill="none" draw:textarea-vertical-align="middle" loext:decorative="false"/>
    </style:style>
    <style:style style:name="gr14" style:family="graphic" style:parent-style-name="objectwithoutfill">
      <style:graphic-properties draw:stroke="dash" draw:stroke-dash="Long_20_Dash_20__28_Rounded_29_" svg:stroke-color="#000000" draw:marker-end="Puntas_20_de_20_flecha_20_4" draw:marker-end-width="0.3cm" svg:stroke-linecap="round" draw:fill="none" draw:textarea-vertical-align="middle" loext:decorative="false"/>
    </style:style>
    <style:style style:name="gr15" style:family="graphic" style:parent-style-name="standard">
      <style:graphic-properties draw:fill-color="#90caf9" draw:textarea-horizontal-align="justify" draw:textarea-vertical-align="middle" draw:auto-grow-height="false" fo:min-height="2.75cm" fo:min-width="4.5cm" loext:decorative="false"/>
      <style:paragraph-properties style:writing-mode="lr-tb"/>
    </style:style>
    <style:style style:name="gr16" style:family="graphic" style:parent-style-name="standard">
      <style:graphic-properties draw:fill="none" draw:fill-color="#90caf9" draw:textarea-horizontal-align="justify" draw:textarea-vertical-align="middle" draw:auto-grow-height="false" fo:min-height="2.75cm" fo:min-width="4.5cm" loext:decorative="false"/>
      <style:paragraph-properties style:writing-mode="lr-tb"/>
    </style:style>
    <style:style style:name="gr17" style:family="graphic">
      <style:graphic-properties style:writing-mode="lr-tb" loext:decorative="false"/>
    </style:style>
    <style:style style:name="gr18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163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1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3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6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7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8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163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1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2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3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ab91"/>
      <style:paragraph-properties fo:text-align="center"/>
    </style:style>
    <style:style style:name="P3" style:family="paragraph">
      <loext:graphic-properties draw:fill-color="#fff9c4"/>
      <style:paragraph-properties fo:text-align="center"/>
    </style:style>
    <style:style style:name="P4" style:family="paragraph">
      <loext:graphic-properties draw:fill-color="#90caf9"/>
      <style:paragraph-properties fo:text-align="center"/>
    </style:style>
    <style:style style:name="P5" style:family="paragraph">
      <loext:graphic-properties draw:fill-color="#d1c4e9"/>
      <style:paragraph-properties fo:text-align="center"/>
    </style:style>
    <style:style style:name="P6" style:family="paragraph">
      <loext:graphic-properties draw:fill-color="#ff1744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none" draw:fill-color="#69f0a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9c4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-color="#fbc02d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="none" draw:fill-color="#90caf9"/>
      <style:paragraph-properties fo:text-align="cente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onceptual design" draw:style-name="dp1" draw:master-page-name="Predeterminado">
        <draw:custom-shape draw:style-name="gr1" draw:text-style-name="P2" draw:layer="layout" svg:width="4.5cm" svg:height="9cm" svg:x="16.75cm" svg:y="13.75cm">
          <text:p text:style-name="P1">Zynq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2.5cm" svg:x="24cm" svg:y="14cm">
          <text:p text:style-name="P1">Altímetr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2.5cm" svg:x="10cm" svg:y="19.25cm">
          <text:p text:style-name="P1">GP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5cm" svg:height="3cm" svg:x="9.05cm" svg:y="14.25cm">
          <text:p text:style-name="P1">Comunicaciones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cm" svg:height="2.5cm" svg:x="17.25cm" svg:y="24.8cm">
          <text:p text:style-name="P1">Memoria</text:p>
          <text:p text:style-name="P1">Flash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cm" svg:height="1.25cm" svg:x="19.5cm" svg:y="14cm">
          <text:p text:style-name="P1"><text:span text:style-name="T1">QSPI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.25cm" svg:height="5cm" svg:x="14.75cm" svg:y="7.5cm">
          <text:p text:style-name="P1"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466cm" svg:height="0.962cm" svg:x="14.75cm" svg:y="7.5cm">
          <draw:text-box>
            <text:p>Telemetría</text:p>
          </draw:text-box>
        </draw:frame>
        <draw:line draw:style-name="gr9" draw:text-style-name="P9" draw:layer="layout" svg:x1="18.5cm" svg:y1="13.75cm" svg:x2="18.5cm" svg:y2="11.5cm">
          <text:p/>
        </draw:line>
        <draw:line draw:style-name="gr9" draw:text-style-name="P9" draw:layer="layout" svg:x1="19.5cm" svg:y1="11.5cm" svg:x2="19.5cm" svg:y2="13.75cm">
          <text:p/>
        </draw:line>
        <draw:line draw:style-name="gr9" draw:text-style-name="P9" draw:layer="layout" svg:x1="21.25cm" svg:y1="14.95cm" svg:x2="24cm" svg:y2="14.95cm">
          <text:p/>
        </draw:line>
        <draw:line draw:style-name="gr9" draw:text-style-name="P9" draw:layer="layout" svg:x1="24cm" svg:y1="15.75cm" svg:x2="21.25cm" svg:y2="15.75cm">
          <text:p/>
        </draw:line>
        <draw:custom-shape draw:style-name="gr10" draw:text-style-name="P7" draw:layer="layout" svg:width="8.25cm" svg:height="8.75cm" svg:x="7.75cm" svg:y="13.75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7.843cm" svg:height="0.962cm" svg:x="7.75cm" svg:y="12.75cm">
          <draw:text-box>
            <text:p>Diseño propio o comercial</text:p>
          </draw:text-box>
        </draw:frame>
        <draw:line draw:style-name="gr11" draw:text-style-name="P9" draw:layer="layout" svg:x1="16.75cm" svg:y1="15.2cm" svg:x2="14.5cm" svg:y2="15.2cm">
          <text:p/>
        </draw:line>
        <draw:line draw:style-name="gr11" draw:text-style-name="P9" draw:layer="layout" svg:x1="14.5cm" svg:y1="16.15cm" svg:x2="16.75cm" svg:y2="16.15cm">
          <text:p/>
        </draw:line>
        <draw:line draw:style-name="gr11" draw:text-style-name="P9" draw:layer="layout" svg:x1="19.25cm" svg:y1="22.8cm" svg:x2="19.25cm" svg:y2="24.8cm">
          <text:p/>
        </draw:line>
        <draw:line draw:style-name="gr11" draw:text-style-name="P9" draw:layer="layout" svg:x1="18.55cm" svg:y1="24.8cm" svg:x2="18.55cm" svg:y2="22.8cm">
          <text:p/>
        </draw:line>
        <draw:custom-shape draw:style-name="gr2" draw:text-style-name="P10" draw:layer="layout" svg:width="3.5cm" svg:height="2.5cm" svg:x="24cm" svg:y="18.25cm">
          <text:p text:style-name="P1"><text:span text:style-name="T2">Giroscopio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21.25cm" svg:y1="19cm" svg:x2="24cm" svg:y2="19cm">
          <text:p/>
        </draw:line>
        <draw:line draw:style-name="gr9" draw:text-style-name="P9" draw:layer="layout" svg:x1="24cm" svg:y1="19.75cm" svg:x2="21.25cm" svg:y2="19.75cm">
          <text:p/>
        </draw:line>
        <draw:custom-shape draw:style-name="gr12" draw:text-style-name="P11" draw:layer="layout" svg:width="3.5cm" svg:height="2.5cm" svg:x="24cm" svg:y="22.25cm">
          <text:p text:style-name="P1"><text:span text:style-name="T2">Electronica de potencia</text:span></text:p>
          <text:p text:style-name="P1"><text:span text:style-name="T2">(BLDC)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21.25cm" svg:y1="21.75cm" svg:x2="24cm" svg:y2="23.25cm">
          <text:p/>
        </draw:line>
        <draw:line draw:style-name="gr13" draw:text-style-name="P9" draw:layer="layout" svg:x1="24cm" svg:y1="24cm" svg:x2="21.25cm" svg:y2="22.5cm">
          <text:p/>
        </draw:line>
        <draw:line draw:style-name="gr14" draw:text-style-name="P9" draw:layer="layout" svg:x1="16.75cm" svg:y1="20.036cm" svg:x2="13.5cm" svg:y2="20.013cm">
          <text:p/>
        </draw:line>
        <draw:line draw:style-name="gr14" draw:text-style-name="P9" draw:layer="layout" svg:x1="13.5cm" svg:y1="21cm" svg:x2="16.75cm" svg:y2="21cm">
          <text:p/>
        </draw:line>
        <draw:custom-shape draw:style-name="gr15" draw:text-style-name="P4" draw:layer="layout" svg:width="5cm" svg:height="3cm" svg:x="16.5cm" svg:y="8.5cm">
          <text:p text:style-name="P1">ESP32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5cm" svg:height="3cm" svg:x="25.75cm" svg:y="3.25cm">
          <text:p text:style-name="P1">PC</text:p>
          <draw:enhanced-geometry svg:viewBox="0 0 21600 21600" draw:type="rectangle" draw:enhanced-path="M 0 0 L 21600 0 21600 21600 0 21600 0 0 Z N"/>
        </draw:custom-shape>
        <draw:g draw:name="wireless-access-point" draw:style-name="gr17">
          <draw:line draw:style-name="gr18" draw:text-style-name="P13" draw:layer="layout" svg:x1="22cm" svg:y1="7.064cm" svg:x2="22cm" svg:y2="7.283cm">
            <text:p/>
          </draw:line>
          <draw:custom-shape draw:style-name="gr19" draw:text-style-name="P14" draw:layer="layout" svg:width="0.5cm" svg:height="0.915cm" svg:x="21.75cm" svg:y="7.186cm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6430.3696303696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ellipse draw:style-name="gr20" draw:text-style-name="P15" draw:layer="layout" svg:width="0.5cm" svg:height="0.367cm" svg:x="21.75cm" svg:y="6.8cm" draw:kind="arc" draw:start-angle="326.77" draw:end-angle="32.36">
            <text:p/>
          </draw:ellipse>
          <draw:ellipse draw:style-name="gr21" draw:text-style-name="P16" draw:layer="layout" svg:width="0.5cm" svg:height="0.367cm" svg:x="21.75cm" svg:y="6.8cm" draw:kind="arc" draw:start-angle="147.58" draw:end-angle="213.24">
            <text:p/>
          </draw:ellipse>
          <draw:ellipse draw:style-name="gr22" draw:text-style-name="P15" draw:layer="layout" svg:width="0.75cm" svg:height="0.549cm" svg:x="21.625cm" svg:y="6.703cm" draw:kind="arc" draw:start-angle="326.77" draw:end-angle="32.36">
            <text:p/>
          </draw:ellipse>
          <draw:ellipse draw:style-name="gr23" draw:text-style-name="P16" draw:layer="layout" svg:width="0.75cm" svg:height="0.549cm" svg:x="21.625cm" svg:y="6.703cm" draw:kind="arc" draw:start-angle="147.58" draw:end-angle="213.24">
            <text:p/>
          </draw:ellipse>
          <draw:ellipse draw:style-name="gr24" draw:text-style-name="P15" draw:layer="layout" svg:width="1.125cm" svg:height="0.823cm" svg:x="21.375cm" svg:y="6.559cm" draw:kind="arc" draw:start-angle="326.77" draw:end-angle="32.36">
            <text:p/>
          </draw:ellipse>
          <draw:ellipse draw:style-name="gr25" draw:text-style-name="P16" draw:layer="layout" svg:width="1.125cm" svg:height="0.823cm" svg:x="21.5cm" svg:y="6.559cm" draw:kind="arc" draw:start-angle="147.63" draw:end-angle="213.21">
            <text:p/>
          </draw:ellipse>
          <draw:ellipse draw:style-name="gr26" draw:text-style-name="P17" draw:layer="layout" svg:width="0.25cm" svg:height="0.183cm" svg:x="21.875cm" svg:y="6.885cm">
            <text:p/>
          </draw:ellipse>
        </draw:g>
        <draw:g draw:name="wireless-access-point 1" draw:style-name="gr17">
          <draw:line draw:style-name="gr27" draw:text-style-name="P13" draw:layer="layout" svg:x1="26.106cm" svg:y1="2.712cm" svg:x2="26.106cm" svg:y2="2.931cm">
            <text:p/>
          </draw:line>
          <draw:custom-shape draw:style-name="gr28" draw:text-style-name="P14" draw:layer="layout" svg:width="0.5cm" svg:height="0.915cm" svg:x="25.856cm" svg:y="2.834cm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6430.3696303696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ellipse draw:style-name="gr29" draw:text-style-name="P15" draw:layer="layout" svg:width="0.5cm" svg:height="0.367cm" svg:x="25.856cm" svg:y="2.448cm" draw:kind="arc" draw:start-angle="326.77" draw:end-angle="32.36">
            <text:p/>
          </draw:ellipse>
          <draw:ellipse draw:style-name="gr30" draw:text-style-name="P16" draw:layer="layout" svg:width="0.5cm" svg:height="0.367cm" svg:x="25.856cm" svg:y="2.448cm" draw:kind="arc" draw:start-angle="147.58" draw:end-angle="213.24">
            <text:p/>
          </draw:ellipse>
          <draw:ellipse draw:style-name="gr31" draw:text-style-name="P15" draw:layer="layout" svg:width="0.75cm" svg:height="0.549cm" svg:x="25.731cm" svg:y="2.351cm" draw:kind="arc" draw:start-angle="326.77" draw:end-angle="32.36">
            <text:p/>
          </draw:ellipse>
          <draw:ellipse draw:style-name="gr32" draw:text-style-name="P16" draw:layer="layout" svg:width="0.75cm" svg:height="0.549cm" svg:x="25.731cm" svg:y="2.351cm" draw:kind="arc" draw:start-angle="147.58" draw:end-angle="213.24">
            <text:p/>
          </draw:ellipse>
          <draw:ellipse draw:style-name="gr33" draw:text-style-name="P15" draw:layer="layout" svg:width="1.125cm" svg:height="0.823cm" svg:x="25.481cm" svg:y="2.207cm" draw:kind="arc" draw:start-angle="326.77" draw:end-angle="32.36">
            <text:p/>
          </draw:ellipse>
          <draw:ellipse draw:style-name="gr34" draw:text-style-name="P16" draw:layer="layout" svg:width="1.125cm" svg:height="0.823cm" svg:x="25.606cm" svg:y="2.207cm" draw:kind="arc" draw:start-angle="147.63" draw:end-angle="213.21">
            <text:p/>
          </draw:ellipse>
          <draw:ellipse draw:style-name="gr35" draw:text-style-name="P17" draw:layer="layout" svg:width="0.25cm" svg:height="0.183cm" svg:x="25.981cm" svg:y="2.533cm">
            <text:p/>
          </draw:ellipse>
        </draw:g>
        <draw:frame draw:style-name="gr8" draw:text-style-name="P8" draw:layer="layout" svg:width="4.631cm" svg:height="0.962cm" svg:x="19.33cm" svg:y="5.538cm">
          <draw:text-box>
            <text:p>Bluetooth/WiFi</text:p>
          </draw:text-box>
        </draw:frame>
        <draw:frame draw:style-name="gr8" draw:text-style-name="P8" draw:layer="layout" svg:width="4.631cm" svg:height="0.962cm" svg:x="23.83cm" svg:y="1.5cm">
          <draw:text-box>
            <text:p>Bluetooth/WiFi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4" draw:display-name="Puntas de flecha 4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23:26:26.065415724</meta:creation-date>
    <dc:date>2024-09-14T23:45:59.888312949</dc:date>
    <meta:editing-duration>PT6M21S</meta:editing-duration>
    <meta:editing-cycles>2</meta:editing-cycles>
    <meta:generator>LibreOffice/24.8.0.3$Linux_X86_64 LibreOffice_project/480$Build-3</meta:generator>
    <meta:document-statistic meta:object-count="50"/>
  </office:meta>
</office:document-meta>
</file>